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6.5847in" fo:margin-left="0.3688in" table:align="left" style:writing-mode="lr-tb"/>
    </style:style>
    <style:style style:name="Table1.A" style:family="table-column">
      <style:table-column-properties style:column-width="1.7875in"/>
    </style:style>
    <style:style style:name="Table1.B" style:family="table-column">
      <style:table-column-properties style:column-width="0.5833in"/>
    </style:style>
    <style:style style:name="Table1.C" style:family="table-column">
      <style:table-column-properties style:column-width="1.4167in"/>
    </style:style>
    <style:style style:name="Table1.D" style:family="table-column">
      <style:table-column-properties style:column-width="0.5264in"/>
    </style:style>
    <style:style style:name="Table1.E" style:family="table-column">
      <style:table-column-properties style:column-width="0.7236in"/>
    </style:style>
    <style:style style:name="Table1.F" style:family="table-column">
      <style:table-column-properties style:column-width="1.5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none" style:writing-mode="lr-tb"/>
    </style:style>
    <style:style style:name="Table1.B1" style:family="table-cell">
      <style:table-cell-properties style:vertical-align="top" fo:padding-left="0.0194in" fo:padding-right="0.0194in" fo:padding-top="0in" fo:padding-bottom="0in" fo:border-left="0.75pt solid #000000" fo:border-right="none" fo:border-top="1.5pt solid #000000" fo:border-bottom="none" style:writing-mode="lr-tb"/>
    </style:style>
    <style:style style:name="Table1.F1" style:family="table-cell">
      <style:table-cell-properties style:vertical-align="top" fo:padding-left="0.0194in" fo:padding-right="0.0194in" fo:padding-top="0in" fo:padding-bottom="0in" fo:border-left="0.75pt solid #000000" fo:border-right="1.5pt solid #000000" fo:border-top="1.5pt solid #000000" fo:border-bottom="none" style:writing-mode="lr-tb"/>
    </style:style>
    <style:style style:name="Table1.2" style:family="table-row">
      <style:table-row-properties style:row-height="0.5556in" fo:keep-together="auto"/>
    </style:style>
    <style:style style:name="Table1.A2" style:family="table-cell">
      <style:table-cell-properties style:vertical-align="top" fo:padding-left="0.0194in" fo:padding-right="0.0194in" fo:padding-top="0in" fo:padding-bottom="0in" fo:border-left="1.5pt solid #000000" fo:border-right="none" fo:border-top="1pt solid #000000" fo:border-bottom="0.75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0.75pt solid #000000" fo:border-right="none" fo:border-top="1pt solid #000000" fo:border-bottom="0.75pt solid #000000" style:writing-mode="lr-tb"/>
    </style:style>
    <style:style style:name="Table1.F2" style:family="table-cell">
      <style:table-cell-properties style:vertical-align="top" fo:padding-left="0.0194in" fo:padding-right="0.0194in" fo:padding-top="0in" fo:padding-bottom="0in" fo:border-left="0.75pt solid #000000" fo:border-right="1.5pt solid #000000" fo:border-top="1pt solid #000000" fo:border-bottom="0.75pt solid #000000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F3" style:family="table-cell">
      <style:table-cell-properties style:vertical-align="top" fo:padding-left="0.0194in" fo:padding-right="0.0194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1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1.5pt solid #000000" style:writing-mode="lr-tb"/>
    </style:style>
    <style:style style:name="Table1.F6" style:family="table-cell">
      <style:table-cell-properties style:vertical-align="top" fo:padding-left="0.0194in" fo:padding-right="0.0194in" fo:padding-top="0in" fo:padding-bottom="0in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paragraph-properties fo:line-height="150%" fo:text-align="center" style:justify-single-word="false" style:snap-to-layout-grid="false"/>
      <style:text-properties style:font-name="標楷體" fo:font-size="24pt" fo:font-weight="bold" style:font-name-asian="標楷體" style:font-size-asian="24pt" style:font-weight-asian="bold" style:font-name-complex="標楷體" style:font-size-complex="24pt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標楷體" fo:font-size="18pt" fo:letter-spacing="0.028in" style:font-name-asian="標楷體" style:font-size-asian="18pt" style:font-size-complex="18pt"/>
    </style:style>
    <style:style style:name="P3" style:family="paragraph" style:parent-style-name="Standard">
      <style:paragraph-properties fo:orphans="2" fo:widows="2" style:snap-to-layout-grid="false"/>
      <style:text-properties style:font-name="標楷體" fo:font-size="14pt" style:font-name-asian="標楷體" style:font-size-asian="14pt" style:font-size-complex="14pt"/>
    </style:style>
    <style:style style:name="P4" style:family="paragraph" style:parent-style-name="Standard">
      <style:paragraph-properties fo:text-align="center" style:justify-single-word="false" fo:orphans="2" fo:widows="2"/>
      <style:text-properties style:font-name="標楷體" fo:font-size="14pt" style:font-name-asian="標楷體" style:font-size-asian="14pt" style:font-size-complex="14pt"/>
    </style:style>
    <style:style style:name="P5" style:family="paragraph" style:parent-style-name="Standard">
      <style:paragraph-properties fo:orphans="2" fo:widows="2" style:snap-to-layout-grid="false"/>
      <style:text-properties style:font-name="標楷體" style:font-name-asian="標楷體"/>
    </style:style>
    <style:style style:name="P6" style:family="paragraph" style:parent-style-name="Standard">
      <style:paragraph-properties fo:orphans="2" fo:widows="2"/>
      <style:text-properties style:font-name="標楷體" style:font-name-asian="標楷體" style:font-name-complex="標楷體"/>
    </style:style>
    <style:style style:name="P7" style:family="paragraph" style:parent-style-name="Standard">
      <style:paragraph-properties fo:orphans="2" fo:widows="2"/>
      <style:text-properties style:font-name="標楷體" style:font-name-asian="標楷體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-asian="標楷體"/>
    </style:style>
    <style:style style:name="P9" style:family="paragraph" style:parent-style-name="Standard">
      <style:paragraph-properties fo:text-align="center" style:justify-single-word="false" fo:orphans="2" fo:widows="2"/>
    </style:style>
    <style:style style:name="P10" style:family="paragraph" style:parent-style-name="Standard">
      <style:paragraph-properties fo:margin-top="0in" fo:margin-bottom="0.0835in" loext:contextual-spacing="false" style:snap-to-layout-grid="false"/>
      <style:text-properties style:font-name="標楷體" fo:font-size="16pt" style:font-name-asian="標楷體" style:font-size-asian="16pt" style:font-name-complex="標楷體" style:font-size-complex="16pt" style:font-weight-complex="bold"/>
    </style:style>
    <style:style style:name="P11" style:family="paragraph" style:parent-style-name="Standard" style:list-style-name="WW8Num3">
      <style:paragraph-properties fo:margin-top="0in" fo:margin-bottom="0.0835in" loext:contextual-spacing="false" style:line-height-at-least="0.1665in" style:vertical-align="auto" style:snap-to-layout-grid="false"/>
    </style:style>
    <style:style style:name="P12" style:family="paragraph" style:parent-style-name="Standard" style:list-style-name="WW8Num3">
      <style:paragraph-properties fo:margin-top="0in" fo:margin-bottom="0.0835in" loext:contextual-spacing="false" style:line-height-at-least="0.1665in" fo:text-align="justify" style:justify-single-word="false" style:vertical-align="auto" style:snap-to-layout-grid="false"/>
    </style:style>
    <style:style style:name="P13" style:family="paragraph" style:parent-style-name="Standard">
      <style:paragraph-properties fo:margin-top="0in" fo:margin-bottom="0.0835in" loext:contextual-spacing="false" style:line-height-at-least="0.1665in" style:snap-to-layout-grid="false"/>
      <style:text-properties fo:color="#ff0000"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P14" style:family="paragraph" style:parent-style-name="Standard">
      <style:paragraph-properties fo:margin-left="1.5555in" fo:margin-right="0in" fo:margin-top="0in" fo:margin-bottom="0.0835in" loext:contextual-spacing="false" fo:text-indent="-1.5555in" style:auto-text-indent="false" style:snap-to-layout-grid="false"/>
    </style:style>
    <style:style style:name="P15" style:family="paragraph" style:parent-style-name="Standard">
      <style:paragraph-properties fo:margin-left="0in" fo:margin-right="0in" fo:margin-top="0in" fo:margin-bottom="0.0835in" loext:contextual-spacing="false" fo:text-indent="2.002in" style:auto-text-indent="false" style:snap-to-layout-grid="false"/>
      <style:text-properties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P16" style:family="paragraph" style:parent-style-name="Standard">
      <style:paragraph-properties fo:margin-left="-0.0016in" fo:margin-right="0in" fo:margin-top="0in" fo:margin-bottom="0.0835in" loext:contextual-spacing="false" style:line-height-at-least="0.1665in" fo:text-align="justify" style:justify-single-word="false" fo:text-indent="0.8764in" style:auto-text-indent="false" style:snap-to-layout-grid="false"/>
    </style:style>
    <style:style style:name="P17" style:family="paragraph" style:parent-style-name="Standard">
      <style:paragraph-properties fo:margin-left="-0.0016in" fo:margin-right="0in" fo:margin-top="0in" fo:margin-bottom="0.0835in" loext:contextual-spacing="false" style:line-height-at-least="0.1665in" fo:text-align="justify" style:justify-single-word="false" fo:text-indent="0.8764in" style:auto-text-indent="false" style:snap-to-layout-grid="false"/>
      <style:text-properties fo:color="#ff0000" style:font-name="標楷體" fo:font-size="16pt" fo:font-weight="bold" style:font-name-asian="標楷體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1.3354in" fo:margin-right="0in" fo:orphans="2" fo:widows="2" fo:text-indent="-0.4453in" style:auto-text-indent="false"/>
    </style:style>
    <style:style style:name="P19" style:family="paragraph" style:parent-style-name="Standard">
      <style:paragraph-properties fo:margin-left="0.4445in" fo:margin-right="0in" fo:margin-top="0in" fo:margin-bottom="0.0835in" loext:contextual-spacing="false" style:line-height-at-least="0.1665in" fo:text-indent="-0.4445in" style:auto-text-indent="false" style:snap-to-layout-grid="false"/>
    </style:style>
    <style:style style:name="P20" style:family="paragraph" style:parent-style-name="Standard">
      <style:paragraph-properties fo:margin-top="0.25in" fo:margin-bottom="0.1665in" loext:contextual-spacing="false" fo:line-height="200%"/>
    </style:style>
    <style:style style:name="P21" style:family="paragraph" style:parent-style-name="Standard">
      <style:paragraph-properties fo:margin-top="0.0835in" fo:margin-bottom="0in" loext:contextual-spacing="false" fo:text-align="center" style:justify-single-word="false" fo:orphans="2" fo:widows="2"/>
    </style:style>
    <style:style style:name="P22" style:family="paragraph" style:parent-style-name="Standard">
      <style:paragraph-properties fo:margin-top="0.0835in" fo:margin-bottom="0in" loext:contextual-spacing="false" fo:text-align="center" style:justify-single-word="false" fo:orphans="2" fo:widows="2"/>
      <style:text-properties style:font-name="標楷體" fo:font-size="14pt" style:font-name-asian="標楷體" style:font-size-asian="14pt" style:font-size-complex="14pt"/>
    </style:style>
    <style:style style:name="P23" style:family="paragraph" style:parent-style-name="Standard">
      <style:paragraph-properties fo:margin-left="0in" fo:margin-right="-0.4339in" fo:orphans="2" fo:widows="2" fo:text-indent="0in" style:auto-text-indent="false"/>
    </style:style>
    <style:style style:name="P24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style:font-name-asian="標楷體" style:font-name-complex="標楷體"/>
    </style:style>
    <style:style style:name="P25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style:font-name-asian="標楷體"/>
    </style:style>
    <style:style style:name="P26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fo:font-size="16pt" style:font-name-asian="標楷體" style:font-size-asian="16pt" style:font-size-complex="16pt"/>
    </style:style>
    <style:style style:name="P27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fo:font-size="16pt" style:text-underline-style="solid" style:text-underline-width="auto" style:text-underline-color="font-color" style:font-name-asian="標楷體" style:font-size-asian="16pt" style:font-size-complex="16pt"/>
    </style:style>
    <style:style style:name="P28" style:family="paragraph" style:parent-style-name="Standard">
      <style:paragraph-properties fo:margin-left="0in" fo:margin-right="-0.4339in" fo:orphans="2" fo:widows="2" fo:text-indent="0in" style:auto-text-indent="false"/>
      <style:text-properties style:font-name="標楷體" style:text-underline-style="solid" style:text-underline-width="auto" style:text-underline-color="font-color" style:font-name-asian="標楷體"/>
    </style:style>
    <style:style style:name="P29" style:family="paragraph" style:parent-style-name="Standard">
      <style:paragraph-properties fo:margin-left="2.7563in" fo:margin-right="-0.4339in" fo:orphans="2" fo:widows="2" fo:text-indent="0in" style:auto-text-indent="false"/>
      <style:text-properties style:font-name="標楷體" fo:font-size="14pt" style:text-underline-style="solid" style:text-underline-width="auto" style:text-underline-color="font-color" style:font-name-asian="標楷體" style:font-size-asian="14pt" style:font-size-complex="14pt"/>
    </style:style>
    <style:style style:name="P30" style:family="paragraph" style:parent-style-name="Standard">
      <style:paragraph-properties fo:margin-left="0in" fo:margin-right="-1.0244in" fo:orphans="2" fo:widows="2" fo:text-indent="0in" style:auto-text-indent="false">
        <style:tab-stops>
          <style:tab-stop style:position="5.7098in"/>
          <style:tab-stop style:position="6.6937in"/>
        </style:tab-stops>
      </style:paragraph-properties>
      <style:text-properties style:font-name="標楷體" fo:font-size="16pt" fo:font-weight="bold" style:font-name-asian="標楷體" style:font-size-asian="16pt" style:font-weight-asian="bold" style:font-size-complex="16pt"/>
    </style:style>
    <style:style style:name="P31" style:family="paragraph" style:parent-style-name="Standard">
      <style:paragraph-properties fo:margin-left="0in" fo:margin-right="-1.0244in" fo:orphans="2" fo:widows="2" fo:text-indent="0in" style:auto-text-indent="false">
        <style:tab-stops>
          <style:tab-stop style:position="5.7098in"/>
          <style:tab-stop style:position="6.6937in"/>
        </style:tab-stops>
      </style:paragraph-properties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auto" style:snap-to-layout-grid="false"/>
    </style:style>
    <style:style style:name="P33" style:family="paragraph" style:parent-style-name="Footer">
      <style:paragraph-properties fo:text-align="justify" style:justify-single-word="false" fo:orphans="2" fo:widows="2" style:text-autospace="none" style:vertical-align="bottom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標楷體" fo:font-size="24pt" fo:font-weight="bold" style:font-name-asian="標楷體" style:font-size-asian="24pt" style:font-weight-asian="bold" style:font-name-complex="標楷體" style:font-size-complex="24pt"/>
    </style:style>
    <style:style style:name="T3" style:family="text">
      <style:text-properties style:font-name="標楷體" fo:font-size="24pt" style:font-size-asian="24pt" style:font-name-complex="標楷體" style:font-size-complex="24pt"/>
    </style:style>
    <style:style style:name="T4" style:family="text">
      <style:text-properties style:font-name="標楷體" fo:font-size="24pt" style:font-name-asian="標楷體" style:font-size-asian="24pt" style:font-name-complex="標楷體" style:font-size-complex="24pt"/>
    </style:style>
    <style:style style:name="T5" style:family="text">
      <style:text-properties style:font-name="標楷體" fo:font-size="16pt" style:font-name-asian="標楷體" style:font-size-asian="16pt" style:font-name-complex="標楷體" style:font-size-complex="16pt"/>
    </style:style>
    <style:style style:name="T6" style:family="text">
      <style:text-properties style:font-name="標楷體" fo:font-size="16pt" style:font-name-asian="標楷體" style:font-size-asian="16pt" style:font-name-complex="標楷體"/>
    </style:style>
    <style:style style:name="T7" style:family="text">
      <style:text-properties style:font-name="標楷體" fo:font-size="16pt" style:font-name-asian="標楷體" style:font-size-asian="16pt" style:font-size-complex="16pt"/>
    </style:style>
    <style:style style:name="T8" style:family="text">
      <style:text-properties style:font-name="標楷體" fo:font-size="16pt" style:font-name-asian="標楷體" style:font-size-asian="16pt" style:font-size-complex="16pt"/>
    </style:style>
    <style:style style:name="T9" style:family="text">
      <style:text-properties style:font-name="標楷體" fo:font-size="16pt" style:font-name-asian="標楷體" style:font-size-asian="16pt" style:font-size-complex="16pt" style:font-weight-complex="bold"/>
    </style:style>
    <style:style style:name="T10" style:family="text">
      <style:text-properties style:font-name="標楷體" fo:font-size="16pt" style:font-name-asian="標楷體" style:font-size-asian="16pt" style:font-size-complex="16pt" style:font-weight-complex="bold"/>
    </style:style>
    <style:style style:name="T11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12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T13" style:family="text">
      <style:text-properties style:font-name="標楷體" fo:font-size="16pt" fo:font-weight="bold" style:font-name-asian="標楷體" style:font-size-asian="16pt" style:font-weight-asian="bold" style:font-size-complex="16pt" style:font-weight-complex="bold"/>
    </style:style>
    <style:style style:name="T14" style:family="text">
      <style:text-properties style:font-name="標楷體" fo:font-size="16pt" fo:font-weight="bold" style:font-name-asian="標楷體" style:font-size-asian="16pt" style:font-weight-asian="bold" style:font-size-complex="16pt"/>
    </style:style>
    <style:style style:name="T15" style:family="text">
      <style:text-properties style:font-name="標楷體" fo:font-size="16pt" fo:letter-spacing="0.028in" style:font-name-asian="標楷體" style:font-size-asian="16pt" style:font-size-complex="16pt"/>
    </style:style>
    <style:style style:name="T16" style:family="text">
      <style:text-properties style:font-name="標楷體" fo:font-size="16pt" style:text-underline-style="solid" style:text-underline-width="auto" style:text-underline-color="font-color" style:font-name-asian="標楷體" style:font-size-asian="16pt" style:font-size-complex="16pt"/>
    </style:style>
    <style:style style:name="T17" style:family="text">
      <style:text-properties style:font-name="標楷體" fo:font-size="16pt" style:text-underline-style="solid" style:text-underline-width="auto" style:text-underline-color="font-color" style:font-name-asian="標楷體" style:font-size-asian="16pt" style:font-size-complex="16pt"/>
    </style:style>
    <style:style style:name="T18" style:family="text">
      <style:text-properties style:font-name="標楷體" fo:font-size="20pt" style:font-name-asian="標楷體" style:font-size-asian="20pt" style:font-name-complex="標楷體"/>
    </style:style>
    <style:style style:name="T19" style:family="text">
      <style:text-properties style:font-name="標楷體" fo:font-size="18pt" fo:letter-spacing="0.028in" style:font-name-asian="標楷體" style:font-size-asian="18pt" style:font-size-complex="18pt"/>
    </style:style>
    <style:style style:name="T20" style:family="text">
      <style:text-properties style:font-name="標楷體" fo:font-size="18pt" fo:letter-spacing="0.028in" fo:font-weight="bold" style:font-name-asian="標楷體" style:font-size-asian="18pt" style:font-weight-asian="bold" style:font-size-complex="18pt"/>
    </style:style>
    <style:style style:name="T21" style:family="text">
      <style:text-properties style:font-name="標楷體" fo:font-size="18pt" fo:font-weight="bold" style:font-name-asian="標楷體" style:font-size-asian="18pt" style:font-weight-asian="bold" style:font-size-complex="18pt"/>
    </style:style>
    <style:style style:name="T22" style:family="text">
      <style:text-properties style:font-name="標楷體" fo:font-size="14pt" style:font-name-asian="標楷體" style:font-size-asian="14pt" style:font-size-complex="14pt"/>
    </style:style>
    <style:style style:name="T23" style:family="text">
      <style:text-properties style:font-name="標楷體" fo:font-size="14pt" style:font-name-asian="標楷體" style:font-size-asian="14pt" style:font-size-complex="14pt"/>
    </style:style>
    <style:style style:name="T24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size-complex="14pt"/>
    </style:style>
    <style:style style:name="T25" style:family="text">
      <style:text-properties style:font-name="標楷體" style:font-name-asian="標楷體"/>
    </style:style>
    <style:style style:name="T26" style:family="text">
      <style:text-properties style:font-name-asian="標楷體"/>
    </style:style>
    <style:style style:name="T27" style:family="text">
      <style:text-properties style:font-name-complex="標楷體"/>
    </style:style>
    <style:style style:name="T28" style:family="text">
      <style:text-properties fo:font-size="16pt" style:text-underline-style="solid" style:text-underline-width="auto" style:text-underline-color="font-color" fo:font-weight="bold" style:font-name-asian="標楷體" style:font-size-asian="16pt" style:font-weight-asian="bold" style:font-size-complex="16pt" style:font-weight-complex="bold"/>
    </style:style>
    <style:style style:name="T29" style:family="text">
      <style:text-properties fo:color="#ff0000" style:font-name="標楷體" fo:font-size="16pt" style:font-name-asian="標楷體" style:font-size-asian="16pt" style:font-name-complex="標楷體" style:font-size-complex="16pt"/>
    </style:style>
    <style:style style:name="T30" style:family="text">
      <style:text-properties fo:color="#ff0000" style:font-name="標楷體" fo:font-size="16pt" fo:font-weight="bold" style:font-name-asian="標楷體" style:font-size-asian="16pt" style:font-weight-asian="bold" style:font-size-complex="16pt" style:font-weight-complex="bold"/>
    </style:style>
    <style:style style:name="T31" style:family="text">
      <style:text-properties fo:color="#ff0000" style:font-name="標楷體" fo:font-size="16pt" fo:font-weight="bold" style:font-name-asian="標楷體" style:font-size-asian="16pt" style:font-weight-asian="bold" style:font-size-complex="16pt"/>
    </style:style>
    <style:style style:name="T32" style:family="text">
      <style:text-properties fo:color="#ff0000" style:font-name="標楷體" fo:font-size="16pt" fo:font-weight="bold" style:font-name-asian="標楷體" style:font-size-asian="16pt" style:font-weight-asian="bold" style:font-name-complex="標楷體"/>
    </style:style>
    <style:style style:name="T33" style:family="text">
      <style:text-properties fo:color="#ff0000"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T34" style:family="text">
      <style:text-properties fo:color="#ff0000"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35" style:family="text">
      <style:text-properties fo:color="#ff0000" style:font-name="標楷體" fo:font-size="16pt" fo:letter-spacing="0.028in" fo:font-weight="bold" style:font-name-asian="標楷體" style:font-size-asian="16pt" style:font-weight-asian="bold" style:font-size-complex="16pt"/>
    </style:style>
    <style:style style:name="T36" style:family="text">
      <style:text-properties fo:font-size="6pt" style:font-size-asian="6pt" style:font-name-complex="細明體"/>
    </style:style>
    <style:style style:name="T37" style:family="text">
      <style:text-properties fo:font-size="6pt" style:font-size-asian="6pt" style:font-name-complex="細明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">國立成功大學資訊工程研究所</text:span></text:p>
      <text:p text:style-name="P1">學分抵免注意事項</text:p>
      <text:p text:style-name="P8">111.07.12</text:p>
      <text:p text:style-name="P14"><text:span text:style-name="T5">一、申請時間：</text:span><text:span text:style-name="T11">9/6(二)前</text:span></text:p>
      <text:p text:style-name="P15"/>
      <text:p text:style-name="P10">二、申請方式：</text:p>
      <text:list xml:id="list101384190" text:style-name="WW8Num3">
        <text:list-item>
          <text:list>
            <text:list-item>
              <text:p text:style-name="P11"><text:span text:style-name="T5">申請者於申請時間內最多提出一次學分抵免申請，所有科目之學分抵免申請需同時辦理。</text:span></text:p>
            </text:list-item>
            <text:list-item>
              <text:p text:style-name="P12"><text:span text:style-name="T6">注意：除學校抵免系統申請外，另請</text:span><text:span text:style-name="T7">同學於本系</text:span><text:span text:style-name="T28">抵免申請截止日前</text:span><text:span text:style-name="T13">，</text:span><text:span text:style-name="T7">將下列資料備齊送系辦林小姐彙整。</text:span></text:p>
            </text:list-item>
          </text:list>
        </text:list-item>
      </text:list>
      <text:p text:style-name="P16"><text:span text:style-name="T30">(1)</text:span><text:span text:style-name="T32"> 學分承認表</text:span></text:p>
      <text:p text:style-name="P17">(2)「申請抵免用之成績單」</text:p>
      <text:p text:style-name="P18"><text:span text:style-name="T30">(3)「</text:span><text:span text:style-name="T35">系所修習</text:span><text:span text:style-name="T31">研究所</text:span><text:span text:style-name="T35">科目</text:span><text:span text:style-name="T31">證明</text:span><text:span text:style-name="T30">」如下表</text:span></text:p>
      <text:p text:style-name="P18"><text:span text:style-name="T33">(4) </text:span><text:span text:style-name="T30">抵免科目須為本校開課之科目(或課名、內容相仿)。若抵免科目</text:span><text:span text:style-name="T33">非本系之開課科目，請</text:span><text:span text:style-name="T34">附原校系抵免科目之課程大綱以茲佐證。</text:span></text:p>
      <text:p text:style-name="P13"/>
      <text:p text:style-name="P19"><text:span text:style-name="T9">三、有關抵免細節，請參考本系</text:span><text:span text:style-name="T9">學分承認與抵免辦法</text:span><text:span text:style-name="T9">與學校抵免學分辦法之規定</text:span><text:span text:style-name="T15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9"><text:span text:style-name="T20">國立成功大學資訊工程系修習</text:span><text:span text:style-name="T21">研究所</text:span><text:span text:style-name="T20">科目</text:span><text:span text:style-name="T21">證明</text:span></text:p>
      <text:p text:style-name="P20"><text:span text:style-name="T7">茲證明本校學生</text:span><text:span text:style-name="T16"> <text:s text:c="13"/></text:span><text:span text:style-name="T7">畢業於</text:span><text:span text:style-name="T16"> <text:s text:c="16"/></text:span><text:span text:style-name="T7">學系於大學部在學期間修讀下列科目為本校研究所課程，且未計入該生大學部最低畢業學分數</text:span>。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修習科目名稱</text:p>
          </table:table-cell>
          <table:table-cell table:style-name="Table1.B1" office:value-type="string">
            <text:p text:style-name="P4">修課</text:p>
            <text:p text:style-name="P4">年級</text:p>
          </table:table-cell>
          <table:table-cell table:style-name="Table1.B1" office:value-type="string">
            <text:p text:style-name="P21"><text:span text:style-name="T22">開</text:span><text:span text:style-name="T22"> </text:span><text:span text:style-name="T22">課</text:span><text:span text:style-name="T22"> </text:span><text:span text:style-name="T22">所</text:span><text:span text:style-name="T22"> </text:span><text:span text:style-name="T22">別</text:span></text:p>
          </table:table-cell>
          <table:table-cell table:style-name="Table1.B1" office:value-type="string">
            <text:p text:style-name="P22">學分</text:p>
          </table:table-cell>
          <table:table-cell table:style-name="Table1.B1" office:value-type="string">
            <text:p text:style-name="P21"><text:span text:style-name="T22">成</text:span><text:span text:style-name="T22"> </text:span><text:span text:style-name="T22">績</text:span></text:p>
          </table:table-cell>
          <table:table-cell table:style-name="Table1.F1" office:value-type="string">
            <text:p text:style-name="P21"><text:span text:style-name="T22">原系所大學部承辦人簽章</text:span>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  <table:table-row table:style-name="Table1.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  <table:table-row table:style-name="Table1.2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F6" office:value-type="string">
            <text:p text:style-name="P5"/>
          </table:table-cell>
        </table:table-row>
      </table:table>
      <text:p text:style-name="P24"><text:s text:c="8"/></text:p>
      <text:p text:style-name="P6"><text:s text:c="6"/></text:p>
      <text:p text:style-name="P7"/>
      <text:p text:style-name="P23"><text:span text:style-name="T7">該生在本校修畢的總學分為</text:span><text:span text:style-name="T16"> <text:s text:c="6"/></text:span><text:span text:style-name="T7">學分，原畢業系所規定畢業應修學分數</text:span></text:p>
      <text:p text:style-name="P23"><text:span text:style-name="T7">不得少於</text:span><text:span text:style-name="T16"> <text:s text:c="3"/></text:span><text:span text:style-name="T16"><text:s/></text:span><text:span text:style-name="T16"><text:s text:c="2"/></text:span><text:span text:style-name="T7">學分。</text:span></text:p>
      <text:p text:style-name="P26"/>
      <text:p text:style-name="P24"><text:s/></text:p>
      <text:p text:style-name="P25"/>
      <text:p text:style-name="P23"><text:soft-page-break/><text:span text:style-name="T7">原就讀系所簽章：</text:span><text:span text:style-name="T16"> <text:s text:c="42"/></text:span></text:p>
      <text:p text:style-name="P27"/>
      <text:p text:style-name="P28"/>
      <text:p text:style-name="P25"/>
      <text:p text:style-name="P25"/>
      <text:p text:style-name="P25"/>
      <text:p text:style-name="P23"><text:span text:style-name="T22">日期：</text:span><text:span text:style-name="T22"> <text:s text:c="4"/></text:span><text:span text:style-name="T22">年</text:span><text:span text:style-name="T22"> <text:s text:c="5"/></text:span><text:span text:style-name="T22">月</text:span><text:span text:style-name="T22"> <text:s text:c="6"/></text:span><text:span text:style-name="T22">日</text:span></text:p>
      <text:p text:style-name="P29"/>
      <text:p text:style-name="P25"/>
      <text:p text:style-name="P30"/>
      <text:p text:style-name="P31"><text:span text:style-name="T11">※</text:span><text:span text:style-name="T7">檢附歷年大學部成績單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54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vertical-align="baseline" style:writing-mode="lr-tb"/>
      <style:text-properties style:use-window-font-color="true"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  <style:text-properties fo:font-size="10pt" style:font-size-asian="10pt"/>
    </style:style>
    <style:style style:name="內文縮排" style:family="paragraph" style:parent-style-name="Standard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TML_20_預設格式" style:display-name="HTML 預設格式" style:family="paragraph" style:parent-style-name="Standard">
      <style:paragraph-properties fo:orphans="2" fo:widows="2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-complex="細明體" style:font-family-complex="細明體, MingLiU" style:font-family-generic-complex="modern" style:font-size-complex="12pt"/>
    </style:style>
    <style:style style:name="_20_字元_20_字元_20_字元_20_字元_20_字元_20_字元_20_字元" style:display-name=" 字元 字元 字元 字元 字元 字元 字元" style:family="paragraph" style:parent-style-name="Standard">
      <style:paragraph-properties fo:margin-top="0in" fo:margin-bottom="0.111in" loext:contextual-spacing="false" fo:line-height="0.1665in" fo:orphans="2" fo:widows="2" style:vertical-align="auto"/>
      <style:text-properties style:font-name="Verdana" fo:font-family="Verdana" style:font-family-generic="swiss" style:font-pitch="variable" fo:font-size="10pt" style:font-name-asian="新細明體" style:font-family-asian="新細明體, PMingLiU" style:font-family-generic-asian="roman" style:font-pitch-asian="variable" style:font-size-asian="10pt" style:font-name-complex="Verdana" style:font-family-complex="Verdan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fo:font-size="10pt" fo:font-style="normal" fo:font-weight="normal" style:font-name-asian="標楷體" style:font-family-asian="標楷體" style:font-family-generic-asian="script" style:font-size-asian="10pt" style:font-style-asian="normal" style:font-weight-asian="normal"/>
    </style:style>
    <style:style style:name="WW8Num2z0" style:family="text">
      <style:text-properties style:font-name="細明體" fo:font-family="細明體, MingLiU" style:font-family-generic="modern" style:font-name-asian="細明體" style:font-family-asian="細明體, MingLiU" style:font-family-generic-asian="modern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3z1" style:family="text">
      <style:text-properties fo:color="#000000" style:font-name="標楷體" fo:font-family="標楷體" style:font-family-generic="script" fo:font-size="16pt" fo:font-weight="normal" style:font-name-asian="標楷體" style:font-family-asian="標楷體" style:font-family-generic-asian="script" style:font-size-asian="16pt" style:font-weight-asian="normal" style:font-name-complex="標楷體" style:font-family-complex="標楷體" style:font-family-generic-complex="script" style:font-size-complex="16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預設段落字型" style:family="text"/>
    <style:style style:name="Page_20_Number" style:display-name="Page Number" style:family="text" style:parent-style-name="預設段落字型"/>
    <style:style style:name="HTML_20_預設格式_20_字元" style:display-name="HTML 預設格式 字元" style:family="text">
      <style:text-properties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細明體" style:font-family-complex="細明體, MingLiU" style:font-family-generic-complex="modern" style:font-size-complex="12pt" style:language-complex="ar" style:country-complex="SA"/>
    </style:style>
    <style:style style:name="Internet_20_link" style:display-name="Internet link" style:family="text">
      <style:text-properties fo:color="#004080" style:text-line-through-style="none" style:text-line-through-type="none" style:text-underline-style="none" fo:font-weight="bold" fo:background-color="transparent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□">
        <style:list-level-properties text:list-level-position-and-space-mode="label-alignment">
          <style:list-level-label-alignment text:label-followed-by="listtab" text:list-tab-stop-position="0.25in" fo:text-indent="-0.0783in" fo:margin-left="0.0783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□">
        <style:list-level-properties text:list-level-position-and-space-mode="label-alignment">
          <style:list-level-label-alignment text:label-followed-by="listtab" text:list-tab-stop-position="0.1165in" fo:text-indent="-0.1165in" fo:margin-left="0.1165in"/>
        </style:list-level-properties>
        <style:text-properties style:font-name="細明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0.6665in" fo:text-indent="-0.6665in" fo:margin-left="0.666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8335in" fo:text-indent="-0.5in" fo:margin-left="0.833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 fo:orphans="2" fo:widows="2" style:text-autospace="none" style:vertical-align="bottom"/>
    </style:style>
    <style:style style:name="MT1" style:family="text">
      <style:text-properties fo:font-size="6pt" style:font-size-asian="6pt" style:font-name-complex="細明體"/>
    </style:style>
    <style:page-layout style:name="Mpm1">
      <style:page-layout-properties fo:page-width="8.2681in" fo:page-height="11.6929in" style:num-format="1" style:print-orientation="portrait" fo:margin-top="0.5909in" fo:margin-bottom="0.2362in" fo:margin-left="0.5909in" fo:margin-right="0.5909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47in" fo:margin-top="0.31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 text:c="8"/></text:span><text:span text:style-name="MT1"><text:s text:c="161"/></text:span><text:span text:style-name="MT1"><text:s text:c="2"/></text:span><text:span text:style-name="MT1"><text:s text:c="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抵免學分對照表</dc:title>
    <meta:initial-creator>jami</meta:initial-creator>
    <meta:creation-date>2022-07-11T17:40:00</meta:creation-date>
    <dc:creator>Windows 使用者</dc:creator>
    <dc:date>2022-07-11T17:40:00</dc:date>
    <meta:print-date>2013-07-16T10:47:00</meta:print-date>
    <meta:editing-cycles>2</meta:editing-cycles>
    <meta:document-statistic meta:table-count="1" meta:image-count="0" meta:object-count="0" meta:page-count="3" meta:paragraph-count="30" meta:word-count="418" meta:character-count="745" meta:non-whitespace-character-count="439"/>
    <meta:generator>LibreOffice/5.4.7.2$Linux_X86_64 LibreOffice_project/c838ef25c16710f8838b1faec480ebba495259d0</meta:generator>
  </office:meta>
</office:document-meta>
</file>